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38cm"/>
    </style:style>
    <style:style style:name="co3" style:family="table-column">
      <style:table-column-properties fo:break-before="auto" style:column-width="6.6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>
            <text:p>I want to be able to </text:p>
          </table:table-cell>
          <table:table-cell office:value-type="string">
            <text:p>So that I can</text:p>
          </table:table-cell>
        </table:table-row>
        <table:table-row table:style-name="ro1">
          <table:table-cell/>
          <table:table-cell table:style-name="ce1" office:value-type="string" table:number-columns-spanned="3" table:number-rows-spanned="1">
            <text:p>Navigation</text:p>
          </table:table-cell>
          <table:covered-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ustomer</text:p>
          </table:table-cell>
          <table:table-cell office:value-type="string">
            <text:p>View all products</text:p>
          </table:table-cell>
          <table:table-cell office:value-type="string">
            <text:p>Decide whether to purchase</text:p>
          </table:table-cell>
        </table:table-row>
        <table:table-row table:style-name="ro1">
          <table:table-cell/>
          <table:table-cell office:value-type="string">
            <text:p>Customer</text:p>
          </table:table-cell>
          <table:table-cell office:value-type="string">
            <text:p>View one product</text:p>
          </table:table-cell>
          <table:table-cell office:value-type="string">
            <text:p>View the price, description, image</text:p>
          </table:table-cell>
        </table:table-row>
        <table:table-row table:style-name="ro1">
          <table:table-cell/>
          <table:table-cell office:value-type="string">
            <text:p>Customer</text:p>
          </table:table-cell>
          <table:table-cell office:value-type="string">
            <text:p>View special offers</text:p>
          </table:table-cell>
          <table:table-cell office:value-type="string">
            <text:p>Get a deal</text:p>
          </table:table-cell>
        </table:table-row>
        <table:table-row table:style-name="ro1">
          <table:table-cell/>
          <table:table-cell office:value-type="string">
            <text:p>Customer</text:p>
          </table:table-cell>
          <table:table-cell office:value-type="string">
            <text:p>View total amount in basket</text:p>
          </table:table-cell>
          <table:table-cell office:value-type="string">
            <text:p>In case the user has a budg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3" table:number-rows-spanned="1">
            <text:p>Profile and User accounts</text:p>
          </table:table-cell>
          <table:covered-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dmin</text:p>
          </table:table-cell>
          <table:table-cell office:value-type="string">
            <text:p>Register an account</text:p>
          </table:table-cell>
          <table:table-cell office:value-type="string">
            <text:p>View profile and purchases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 office:value-type="string">
            <text:p>Login or Logout</text:p>
          </table:table-cell>
          <table:table-cell office:value-type="string">
            <text:p>Easily access personal info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 office:value-type="string">
            <text:p>Reset password</text:p>
          </table:table-cell>
          <table:table-cell office:value-type="string">
            <text:p>Log back into the site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 office:value-type="string">
            <text:p>Receive email on account setup</text:p>
          </table:table-cell>
          <table:table-cell office:value-type="string">
            <text:p>To confirm registration was a success.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 office:value-type="string">
            <text:p>View profile information</text:p>
          </table:table-cell>
          <table:table-cell office:value-type="string">
            <text:p>View order history and profile inf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3" table:number-rows-spanned="1">
            <text:p>Sorting and Searching</text:p>
          </table:table-cell>
          <table:covered-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ustomer</text:p>
          </table:table-cell>
          <table:table-cell office:value-type="string">
            <text:p>Sort products in different ways</text:p>
          </table:table-cell>
          <table:table-cell office:value-type="string">
            <text:p>Find product either by price or alphabetically</text:p>
          </table:table-cell>
        </table:table-row>
        <table:table-row table:style-name="ro1">
          <table:table-cell/>
          <table:table-cell office:value-type="string">
            <text:p>Customer</text:p>
          </table:table-cell>
          <table:table-cell office:value-type="string">
            <text:p>Search by category</text:p>
          </table:table-cell>
          <table:table-cell office:value-type="string">
            <text:p>Find product by category</text:p>
          </table:table-cell>
        </table:table-row>
        <table:table-row table:style-name="ro1">
          <table:table-cell/>
          <table:table-cell office:value-type="string">
            <text:p>Customer</text:p>
          </table:table-cell>
          <table:table-cell office:value-type="string">
            <text:p>Sort multiple categories</text:p>
          </table:table-cell>
          <table:table-cell office:value-type="string">
            <text:p>Search a broader range</text:p>
          </table:table-cell>
        </table:table-row>
        <table:table-row table:style-name="ro1">
          <table:table-cell/>
          <table:table-cell office:value-type="string">
            <text:p>Customer</text:p>
          </table:table-cell>
          <table:table-cell office:value-type="string">
            <text:p>Search by name or description</text:p>
          </table:table-cell>
          <table:table-cell office:value-type="string">
            <text:p>Search for a specific product</text:p>
          </table:table-cell>
        </table:table-row>
        <table:table-row table:style-name="ro1">
          <table:table-cell/>
          <table:table-cell office:value-type="string">
            <text:p>Customer</text:p>
          </table:table-cell>
          <table:table-cell office:value-type="string">
            <text:p>View total search results</text:p>
          </table:table-cell>
          <table:table-cell office:value-type="string">
            <text:p>Find the product easily.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3" table:number-rows-spanned="1">
            <text:p>Checkout</text:p>
          </table:table-cell>
          <table:covered-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ustomer</text:p>
          </table:table-cell>
          <table:table-cell office:value-type="string">
            <text:p>Select the quantity required</text:p>
          </table:table-cell>
          <table:table-cell office:value-type="string">
            <text:p>Ensure the correct quantity is selected</text:p>
          </table:table-cell>
        </table:table-row>
        <table:table-row table:style-name="ro1">
          <table:table-cell/>
          <table:table-cell office:value-type="string">
            <text:p>Customer</text:p>
          </table:table-cell>
          <table:table-cell office:value-type="string">
            <text:p>View all items in the cart</text:p>
          </table:table-cell>
          <table:table-cell office:value-type="string">
            <text:p>Identify the total cost in the cart</text:p>
          </table:table-cell>
        </table:table-row>
        <table:table-row table:style-name="ro1">
          <table:table-cell/>
          <table:table-cell office:value-type="string">
            <text:p>Customer</text:p>
          </table:table-cell>
          <table:table-cell office:value-type="string">
            <text:p>Adjust the quantity in the cart</text:p>
          </table:table-cell>
          <table:table-cell office:value-type="string">
            <text:p>Make changes if necessary </text:p>
          </table:table-cell>
        </table:table-row>
        <table:table-row table:style-name="ro1">
          <table:table-cell/>
          <table:table-cell office:value-type="string">
            <text:p>Customer</text:p>
          </table:table-cell>
          <table:table-cell office:value-type="string">
            <text:p>Easily enter payment information</text:p>
          </table:table-cell>
          <table:table-cell office:value-type="string">
            <text:p>Easily check out</text:p>
          </table:table-cell>
        </table:table-row>
        <table:table-row table:style-name="ro1">
          <table:table-cell/>
          <table:table-cell office:value-type="string">
            <text:p>Customer</text:p>
          </table:table-cell>
          <table:table-cell office:value-type="string">
            <text:p>Recieve an order confirmation</text:p>
          </table:table-cell>
          <table:table-cell office:value-type="string">
            <text:p>Keep a record through email</text:p>
          </table:table-cell>
        </table:table-row>
        <table:table-row table:style-name="ro1">
          <table:table-cell/>
          <table:table-cell office:value-type="string">
            <text:p>Customer</text:p>
          </table:table-cell>
          <table:table-cell office:value-type="string">
            <text:p>View an order confirmation</text:p>
          </table:table-cell>
          <table:table-cell office:value-type="string">
            <text:p>Confirm the order went through in case email is lost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3" table:number-rows-spanned="1">
            <text:p>Admin Management</text:p>
          </table:table-cell>
          <table:covered-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wner</text:p>
          </table:table-cell>
          <table:table-cell office:value-type="string">
            <text:p>Add a new product</text:p>
          </table:table-cell>
          <table:table-cell office:value-type="string">
            <text:p>Update the database</text:p>
          </table:table-cell>
        </table:table-row>
        <table:table-row table:style-name="ro1">
          <table:table-cell/>
          <table:table-cell office:value-type="string">
            <text:p>Owner</text:p>
          </table:table-cell>
          <table:table-cell office:value-type="string">
            <text:p>Edit an existing product</text:p>
          </table:table-cell>
          <table:table-cell office:value-type="string">
            <text:p>Change existing details</text:p>
          </table:table-cell>
        </table:table-row>
        <table:table-row table:style-name="ro1">
          <table:table-cell/>
          <table:table-cell office:value-type="string">
            <text:p>Owner</text:p>
          </table:table-cell>
          <table:table-cell office:value-type="string">
            <text:p>Delete a product</text:p>
          </table:table-cell>
          <table:table-cell office:value-type="string">
            <text:p>Remove a product from the database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0">10/09/2020</text:date>, <text:time>17:2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7:12:43.17</meta:creation-date>
    <dc:date>2020-09-10T17:27:59.38</dc:date>
    <meta:editing-duration>PT6S</meta:editing-duration>
    <meta:editing-cycles>1</meta:editing-cycles>
    <meta:document-statistic meta:table-count="3" meta:cell-count="76" meta:object-count="0"/>
    <meta:generator>OpenOffice/4.1.7$Win32 OpenOffice.org_project/417m1$Build-9800</meta:generator>
  </office:meta>
</office:document-meta>
</file>